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5-06-26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7056" calcext:value-type="float">
            <text:p>99.1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5-03-31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572" calcext:value-type="float">
            <text:p>99.1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4-12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4112" calcext:value-type="float">
            <text:p>99.1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4-10-03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4-06-2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4-01-1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3-11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4008" calcext:value-type="float">
            <text:p>99.1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3-07-1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3-04-1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3-02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2-09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2-07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572" calcext:value-type="float">
            <text:p>99.1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2-04-1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2-01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1-07-0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1-03-2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6096" calcext:value-type="float">
            <text:p>99.0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0-10-1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0-07-1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20-01-0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9-07-1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9-03-2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9-01-3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3424" calcext:value-type="float">
            <text:p>99.0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8-10-15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8-07-0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8-04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8-01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7-07-2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7-04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6-12-1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6-09-14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6-06-3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6-03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5-12-3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5-09-0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5-04-2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5-02-0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4-11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4-06-1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4-01-1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1296" calcext:value-type="float">
            <text:p>98.7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3-10-25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948" calcext:value-type="float">
            <text:p>98.7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3-06-1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2-06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2-01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1-08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1-05-1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0-11-0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10-06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9-10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9-06-15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9-02-0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8-10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6-10-2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6-04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5-08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3</text:p>
          </table:table-cell>
          <table:table-cell office:value-type="string" calcext:value-type="string">
            <text:p>05 145-02.14X03.14 (3) [OW-2A (Middle)]</text:p>
          </table:table-cell>
          <table:table-cell office:value-type="string" calcext:value-type="string">
            <text:p>200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